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22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marker-start="Arrowheads_20_1" draw:marker-start-width="0.152cm" draw:marker-end="Arrowheads_20_1" draw:marker-end-width="0.152cm" draw:textarea-horizontal-align="center" draw:textarea-vertical-align="middl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marker-start="Dimension_20_Lines"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2" style:family="graphic" style:parent-style-name="standard">
      <style:graphic-properties draw:stroke="dash" draw:stroke-dash="Ultrafine_20_Dashed" draw:marker-start="Circle" draw:marker-start-width="0.152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text-properties style:font-name="Times New Roman" fo:font-size="10pt"/>
    </style:style>
    <style:style style:name="P3" style:family="paragraph">
      <loext:graphic-properties draw:fill="none" draw:fill-color="#ffffff"/>
      <style:text-properties style:font-name="Times New Roman" fo:font-size="11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Times New Roman" fo:font-size="11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ffff"/>
      <style:paragraph-properties fo:text-align="center"/>
      <style:text-properties style:font-name="Times New Roman" fo:font-size="11pt"/>
    </style:style>
    <style:style style:name="T1" style:family="text">
      <style:text-properties style:font-name="Times New Roman" fo:font-size="10pt"/>
    </style:style>
    <style:style style:name="T2" style:family="text">
      <style:text-properties style:font-name="Times New Roman" fo:font-size="11pt"/>
    </style:style>
    <style:style style:name="T3" style:family="text">
      <style:text-properties style:font-name="Times New Roman" fo:font-size="11pt" style:font-name-asian="Verdana" style:font-name-complex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567cm" svg:height="1.07cm" draw:transform="rotate (0.610865238198015) translate (1.526cm 1.96cm)">
            <draw:text-box>
              <text:p text:style-name="P1"><text:span text:style-name="T1">creation</text:span></text:p>
            </draw:text-box>
          </draw:frame>
          <draw:frame draw:style-name="gr2" draw:text-style-name="P2" draw:layer="layout" svg:width="2.567cm" svg:height="1.072cm" draw:transform="rotate (0.610865238198015) translate (6.557cm 1.854cm)">
            <draw:text-box>
              <text:p text:style-name="P1"><text:span text:style-name="T1">activation</text:span></text:p>
            </draw:text-box>
          </draw:frame>
        </draw:g>
        <draw:g draw:style-name="gr3">
          <draw:frame draw:style-name="gr1" draw:text-style-name="P3" draw:layer="layout" svg:width="3.493cm" svg:height="1.07cm" svg:x="14.869cm" svg:y="4.159cm">
            <draw:text-box>
              <text:p text:style-name="P1"><text:span text:style-name="T2">Main thread</text:span></text:p>
            </draw:text-box>
          </draw:frame>
          <draw:frame draw:style-name="gr1" draw:text-style-name="P3" draw:layer="layout" svg:width="3.493cm" svg:height="1.07cm" svg:x="14.869cm" svg:y="3.497cm">
            <draw:text-box>
              <text:p text:style-name="P1"><text:span text:style-name="T2">Thread Z</text:span></text:p>
            </draw:text-box>
          </draw:frame>
          <draw:frame draw:style-name="gr1" draw:text-style-name="P3" draw:layer="layout" svg:width="3.493cm" svg:height="1.07cm" svg:x="14.869cm" svg:y="2.836cm">
            <draw:text-box>
              <text:p text:style-name="P1"><text:span text:style-name="T2">Thread Y</text:span></text:p>
            </draw:text-box>
          </draw:frame>
          <draw:frame draw:style-name="gr1" draw:text-style-name="P3" draw:layer="layout" svg:width="3.493cm" svg:height="1.07cm" svg:x="14.869cm" svg:y="2.201cm">
            <draw:text-box>
              <text:p text:style-name="P1"><text:span text:style-name="T2">Thread X</text:span></text:p>
            </draw:text-box>
          </draw:frame>
          <draw:g>
            <draw:line draw:style-name="gr4" draw:text-style-name="P4" draw:layer="layout" svg:x1="1.843cm" svg:y1="5.988cm" svg:x2="6.852cm" svg:y2="5.988cm">
              <text:p/>
            </draw:line>
            <draw:line draw:style-name="gr5" draw:text-style-name="P4" draw:layer="layout" svg:x1="0.991cm" svg:y1="6.02cm" svg:x2="0.991cm" svg:y2="1.624cm">
              <text:p/>
            </draw:line>
            <draw:frame draw:style-name="gr6" draw:text-style-name="P5" draw:layer="layout" svg:width="1.746cm" svg:height="0.69cm" svg:x="1.262cm" svg:y="6.637cm">
              <draw:text-box>
                <text:p text:style-name="P1"><text:span text:style-name="T2">Startup</text:span></text:p>
              </draw:text-box>
            </draw:frame>
            <draw:frame draw:style-name="gr7" draw:text-style-name="P3" draw:layer="layout" svg:width="1.324cm" svg:height="0.92cm" svg:x="15.209cm" svg:y="5.367cm">
              <draw:text-box>
                <text:p text:style-name="P1"><text:span text:style-name="T2">Time</text:span></text:p>
              </draw:text-box>
            </draw:frame>
            <draw:line draw:style-name="gr8" draw:text-style-name="P4" draw:layer="layout" svg:x1="6.847cm" svg:y1="1.465cm" svg:x2="6.847cm" svg:y2="6.654cm">
              <text:p/>
            </draw:line>
            <draw:line draw:style-name="gr9" draw:text-style-name="P4" draw:layer="layout" svg:x1="1.841cm" svg:y1="4.499cm" svg:x2="14.788cm" svg:y2="4.499cm">
              <text:p/>
            </draw:line>
            <draw:frame draw:style-name="gr10" draw:text-style-name="P7" draw:layer="layout" svg:width="3.426cm" svg:height="1.115cm" svg:x="2.585cm" svg:y="5.72cm">
              <draw:text-box>
                <text:p text:style-name="P6"><text:span text:style-name="T2">Initialization phase</text:span></text:p>
              </draw:text-box>
            </draw:frame>
            <draw:line draw:style-name="gr4" draw:text-style-name="P4" draw:layer="layout" svg:x1="6.847cm" svg:y1="5.988cm" svg:x2="15.035cm" svg:y2="5.988cm">
              <text:p/>
            </draw:line>
            <draw:frame draw:style-name="gr10" draw:text-style-name="P7" draw:layer="layout" svg:width="2.606cm" svg:height="1.115cm" svg:x="9.406cm" svg:y="5.72cm">
              <draw:text-box>
                <text:p text:style-name="P6"><text:span text:style-name="T2">Mission phase</text:span></text:p>
              </draw:text-box>
            </draw:frame>
            <draw:line draw:style-name="gr5" draw:text-style-name="P4" draw:layer="layout" svg:x1="0.818cm" svg:y1="5.72cm" svg:x2="15.106cm" svg:y2="5.72cm">
              <text:p/>
            </draw:line>
            <draw:frame draw:style-name="gr11" draw:text-style-name="P3" draw:layer="layout" svg:width="3.163cm" svg:height="0.762cm" draw:transform="rotate (1.5707963267949) translate (0.212cm 3.739cm)">
              <draw:text-box>
                <text:p text:style-name="P1"><text:span text:style-name="T2">Java</text:span><text:span text:style-name="T3"> threads</text:span></text:p>
              </draw:text-box>
            </draw:frame>
            <draw:line draw:style-name="gr9" draw:text-style-name="P4" draw:layer="layout" svg:x1="6.847cm" svg:y1="3.827cm" svg:x2="14.749cm" svg:y2="3.827cm">
              <text:p/>
            </draw:line>
            <draw:line draw:style-name="gr9" draw:text-style-name="P4" draw:layer="layout" svg:x1="6.847cm" svg:y1="3.111cm" svg:x2="14.749cm" svg:y2="3.111cm">
              <text:p/>
            </draw:line>
            <draw:line draw:style-name="gr9" draw:text-style-name="P4" draw:layer="layout" svg:x1="6.847cm" svg:y1="2.4cm" svg:x2="14.749cm" svg:y2="2.4cm">
              <text:p/>
            </draw:line>
            <draw:line draw:style-name="gr12" draw:text-style-name="P4" draw:layer="layout" svg:x1="3.337cm" svg:y1="3.827cm" svg:x2="6.847cm" svg:y2="3.827cm">
              <text:p/>
            </draw:line>
            <draw:line draw:style-name="gr12" draw:text-style-name="P4" draw:layer="layout" svg:x1="4.995cm" svg:y1="3.111cm" svg:x2="6.847cm" svg:y2="3.111cm">
              <text:p/>
            </draw:line>
            <draw:line draw:style-name="gr12" draw:text-style-name="P4" draw:layer="layout" svg:x1="2.508cm" svg:y1="2.4cm" svg:x2="6.847cm" svg:y2="2.4cm">
              <text:p/>
            </draw:line>
            <draw:line draw:style-name="gr8" draw:text-style-name="P4" draw:layer="layout" svg:x1="1.826cm" svg:y1="1.466cm" svg:x2="1.826cm" svg:y2="6.65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